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1bccc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04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88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88"/>
      <text:p text:style-name="P188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89">Dimecres <text:tab/>18/10/23</text:p>
      <text:p text:style-name="P86">Examen i solució d'examen.</text:p>
      <text:p text:style-name="P86"/>
      <text:p text:style-name="P86"/>
      <text:p text:style-name="P190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91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09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92"/>
      <text:p text:style-name="P192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93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94">D<text:span text:style-name="T21">imecres</text:span><text:tab/><text:span text:style-name="T27">01</text:span>/<text:span text:style-name="T23">11</text:span>/23</text:p>
      <text:p text:style-name="P113">Festiu Tots sants</text:p>
      <text:p text:style-name="P203"/>
      <text:p text:style-name="P203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05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06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7">Comentem 2.2.1 <text:span text:style-name="T36">Condensadors refredats per aire</text:span></text:p>
      <text:p text:style-name="P157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9">Comentem </text:p>
      <text:p text:style-name="P163">2.2.2 Condensadores multitubulares</text:p>
      <text:p text:style-name="P163">2.2.2.1 Condesnadores coaxiales a contracorriente</text:p>
      <text:p text:style-name="P163">2.2.2.2 Condensadores multitubulares horizontales</text:p>
      <text:p text:style-name="P163"/>
      <text:p text:style-name="P158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8">Comentem</text:p>
      <text:p text:style-name="P163">4 Dispositivos de espansión</text:p>
      <text:p text:style-name="P163">4.1 Tubos capilares</text:p>
      <text:p text:style-name="P163"/>
      <text:p text:style-name="P158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9">Comentem </text:p>
      <text:p text:style-name="P163">4.2 Válvulas de expansión termostática</text:p>
      <text:p text:style-name="P163"/>
      <text:p text:style-name="P163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0">Comentem <text:span text:style-name="T38">2.3 Exercicis condensadors</text:span></text:p>
      <text:p text:style-name="P166">Comentem exercici 2.3-1</text:p>
      <text:p text:style-name="P164"/>
      <text:p text:style-name="P158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07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1">Comentem </text:p>
      <text:p text:style-name="P167">Comentem exercici<text:span text:style-name="T40">s</text:span> 2.3-<text:span text:style-name="T40">2 a 4.</text:span></text:p>
      <text:p text:style-name="P167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2">Comentem</text:p>
      <text:p text:style-name="P171">3.2.2.1 Evaporador de placas</text:p>
      <text:p text:style-name="P171">3.2.2.2 Evapoardores coaxiales</text:p>
      <text:p text:style-name="P171">3.2.2.3 Evaporadores Multitubulares</text:p>
      <text:p text:style-name="P171">4.2.1 Ajuste del sobrecalentamiento</text:p>
      <text:p text:style-name="P171">Exercicis 4.2.1-1 y 2</text:p>
      <text:p text:style-name="P165"/>
      <text:p text:style-name="P167"/>
      <text:p text:style-name="P73">01, 04 i 05/12/23</text:p>
      <text:p text:style-name="P172">Període d'exàmens.</text:p>
      <text:p text:style-name="P172"/>
      <text:p text:style-name="P167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8">Comentem <text:span text:style-name="T42">apartats</text:span></text:p>
      <text:p text:style-name="P174">4.2.2 Montaje y posición del bulbo de la válvula termostática.</text:p>
      <text:p text:style-name="P174">4.2.3 Válvula termostática con igualación externa de presión.</text:p>
      <text:p text:style-name="P174">4.2.4 Válvula termostática con limitación de presión (MOP).</text:p>
      <text:p text:style-name="P174">4.2.5 Selección de la válvula termostática.</text:p>
      <text:p text:style-name="P174"/>
      <text:p text:style-name="P174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69">Comentem <text:span text:style-name="T42">apartats</text:span></text:p>
      <text:p text:style-name="P175">4.2.<text:span text:style-name="T43">5</text:span> <text:span text:style-name="T43">Selección</text:span> de la válvula termostática.</text:p>
      <text:p text:style-name="P177">Ejemplo 4.2.5-1</text:p>
      <text:p text:style-name="P175"/>
      <text:p text:style-name="P168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8">Repassem apartat <text:span text:style-name="T42">4.2.5 Selección de la válvula termostática.</text:span></text:p>
      <text:p text:style-name="P170">Comen<text:span text:style-name="T44">cem exercicis 5.</text:span></text:p>
      <text:p text:style-name="P178">Comentem exercicis 5.1 i 2.</text:p>
      <text:p text:style-name="P176"/>
      <text:p text:style-name="P173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79">Comentem exercicis 5.<text:span text:style-name="T45">3</text:span> <text:span text:style-name="T45">a</text:span> <text:span text:style-name="T45">7</text:span>.</text:p>
      <text:p text:style-name="P68"/>
      <text:p text:style-name="P208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1">Preparem examen recuperació electricitat.</text:p>
      <text:p text:style-name="P181"/>
      <text:p text:style-name="P181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0">Comentem exercicis 5.<text:span text:style-name="T46">8</text:span> <text:span text:style-name="T45">a</text:span> <text:span text:style-name="T46">13</text:span>.</text:p>
      <text:p text:style-name="P195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96"/>
      <text:p text:style-name="P197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198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2">Comecem amb l'apartat 6, comentem vàlvules.</text:p>
      <text:p text:style-name="P182"/>
      <text:p text:style-name="P199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3"><text:span text:style-name="T50">A</text:span>partat 6, comentem <text:span text:style-name="T50">fins reguladors de presió de condensació KVR</text:span>.</text:p>
      <text:p text:style-name="P183"/>
      <text:p text:style-name="P200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4"><text:span text:style-name="T50">A</text:span>partat 6, comentem <text:span text:style-name="T51">esquema pàg. 75</text:span>.</text:p>
      <text:p text:style-name="P185">Comentem filtres secadors, visors, recipients de líquid, separadors d'oli i antivibradors.</text:p>
      <text:p text:style-name="P185"/>
      <text:p text:style-name="P201">D<text:span text:style-name="T21">illuns</text:span><text:tab/><text:tab/><text:span text:style-name="T49">15</text:span>/<text:span text:style-name="T47">01</text:span>/2<text:span text:style-name="T47">4</text:span></text:p>
      <text:p text:style-name="P185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5"/>
      <text:p text:style-name="P201">D<text:span text:style-name="T21">imarts</text:span><text:tab/><text:tab/><text:span text:style-name="T49">16</text:span>/<text:span text:style-name="T47">01</text:span>/2<text:span text:style-name="T47">4</text:span></text:p>
      <text:p text:style-name="P186">Baixem al taller i desm<text:span text:style-name="T53">u</text:span>ntem un aire per identificar els components (compressor, vàlvula de 4 vies, capil·lars, tomes de conexió).</text:p>
      <text:p text:style-name="P185"/>
      <text:p text:style-name="P202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87">Comentem exercici 7.1 fins càlcul evaporador.</text:p>
      <text:p text:style-name="P210"/>
      <text:p text:style-name="P214">D<text:span text:style-name="T21">ijous</text:span><text:tab/><text:tab/><text:span text:style-name="T49">18</text:span>/<text:span text:style-name="T47">01</text:span>/2<text:span text:style-name="T47">4</text:span></text:p>
      <text:p text:style-name="P212"><text:a xlink:type="simple" xlink:href="https://paulinoposada.github.io/web_fred/apunts/unitat_2/fred_apunts_ud2_2_gs.pdf">Unitat 2.2</text:a><text:span text:style-name="T37"> </text:span></text:p>
      <text:p text:style-name="P213">Comentem exercici 7.1 fins <text:span text:style-name="T54">selecció cos vàlvula i orifici</text:span>.</text:p>
      <text:p text:style-name="P2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8T22:35:09.330486765</dc:date>
    <meta:editing-duration>PT45M4S</meta:editing-duration>
    <meta:editing-cycles>72</meta:editing-cycles>
    <meta:document-statistic meta:table-count="0" meta:image-count="0" meta:object-count="2" meta:page-count="9" meta:paragraph-count="284" meta:word-count="1170" meta:character-count="8158" meta:non-whitespace-character-count="7211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